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Helvetica" svg:font-family="Helvetica, arial, freesans, clean, sans-serif"/>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d0943"/>
    </style:style>
    <style:style style:name="P2" style:family="paragraph" style:parent-style-name="Standard">
      <style:text-properties officeooo:paragraph-rsid="0010fa49"/>
    </style:style>
    <style:style style:name="P3" style:family="paragraph" style:parent-style-name="Standard">
      <style:text-properties officeooo:paragraph-rsid="001238a2"/>
    </style:style>
    <style:style style:name="P4" style:family="paragraph" style:parent-style-name="Standard">
      <style:text-properties officeooo:paragraph-rsid="00125834"/>
    </style:style>
    <style:style style:name="P5" style:family="paragraph" style:parent-style-name="Standard">
      <style:text-properties officeooo:paragraph-rsid="0013dd3e"/>
    </style:style>
    <style:style style:name="P6" style:family="paragraph" style:parent-style-name="Standard">
      <style:text-properties officeooo:paragraph-rsid="0015d261"/>
    </style:style>
    <style:style style:name="P7" style:family="paragraph" style:parent-style-name="Standard">
      <style:text-properties officeooo:paragraph-rsid="00179f10"/>
    </style:style>
    <style:style style:name="P8" style:family="paragraph" style:parent-style-name="Standard">
      <style:text-properties officeooo:paragraph-rsid="00189449"/>
    </style:style>
    <style:style style:name="P9" style:family="paragraph" style:parent-style-name="Standard">
      <style:text-properties officeooo:paragraph-rsid="00194c27"/>
    </style:style>
    <style:style style:name="P10" style:family="paragraph" style:parent-style-name="Text_20_body">
      <style:text-properties officeooo:paragraph-rsid="000d0943"/>
    </style:style>
    <style:style style:name="P11" style:family="paragraph" style:parent-style-name="Text_20_body">
      <style:text-properties officeooo:paragraph-rsid="00101095"/>
    </style:style>
    <style:style style:name="P12" style:family="paragraph" style:parent-style-name="Text_20_body">
      <style:text-properties officeooo:paragraph-rsid="0010fa49"/>
    </style:style>
    <style:style style:name="P13" style:family="paragraph" style:parent-style-name="Text_20_body">
      <style:text-properties officeooo:paragraph-rsid="0013dd3e"/>
    </style:style>
    <style:style style:name="P14" style:family="paragraph" style:parent-style-name="Heading_20_2">
      <style:text-properties officeooo:paragraph-rsid="00125834"/>
    </style:style>
    <style:style style:name="T1" style:family="text">
      <style:text-properties officeooo:rsid="000d0943"/>
    </style:style>
    <style:style style:name="T2" style:family="text">
      <style:text-properties officeooo:rsid="000efd32"/>
    </style:style>
    <style:style style:name="T3" style:family="text">
      <style:text-properties officeooo:rsid="00101095"/>
    </style:style>
    <style:style style:name="T4" style:family="text">
      <style:text-properties officeooo:rsid="0010fa49"/>
    </style:style>
    <style:style style:name="T5" style:family="text">
      <style:text-properties officeooo:rsid="001238a2"/>
    </style:style>
    <style:style style:name="T6" style:family="text">
      <style:text-properties fo:font-variant="normal" fo:text-transform="none" fo:color="#4183c4" style:text-line-through-style="none" style:font-name="Helvetica" fo:font-size="9.75pt" fo:letter-spacing="normal" fo:font-style="normal" style:text-underline-style="none" fo:font-weight="normal" officeooo:rsid="001238a2" style:text-blinking="false"/>
    </style:style>
    <style:style style:name="T7" style:family="text">
      <style:text-properties officeooo:rsid="00125834"/>
    </style:style>
    <style:style style:name="T8" style:family="text">
      <style:text-properties officeooo:rsid="0013dd3e"/>
    </style:style>
    <style:style style:name="T9" style:family="text">
      <style:text-properties officeooo:rsid="0015d261"/>
    </style:style>
    <style:style style:name="T10" style:family="text">
      <style:text-properties officeooo:rsid="00179f10"/>
    </style:style>
    <style:style style:name="T11" style:family="text">
      <style:text-properties officeooo:rsid="00189449"/>
    </style:style>
    <style:style style:name="T12" style:family="text">
      <style:text-properties fo:color="#dd1144"/>
    </style:style>
    <style:style style:name="T13" style:family="text">
      <style:text-properties officeooo:rsid="00194c27"/>
    </style:style>
    <style:style style:name="T14" style:family="text">
      <style:text-properties officeooo:rsid="001aa64b"/>
    </style:style>
    <style:style style:name="T15" style:family="text">
      <style:text-properties fo:font-style="italic" officeooo:rsid="0015d261" style:font-style-asian="italic" style:font-style-complex="italic"/>
    </style:style>
    <style:style style:name="T16" style:family="text">
      <style:text-properties fo:font-style="italic" officeooo:rsid="00179f10"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Introduction to LilyPond Cli-Tools</text:span></text:h>
      <text:p text:style-name="P11"><text:span text:style-name="T3">The </text:span><text:span text:style-name="T7">LilyPond Cli-Tools</text:span><text:span text:style-name="T3"> do the life easier for you if you want to be updated with the latest </text:span><text:span text:style-name="T7">in</text:span><text:span text:style-name="T3"> LilyPond development. The</text:span><text:span text:style-name="T1"> following is a short introduction for new </text:span><text:span text:style-name="T8">and</text:span><text:span text:style-name="T1"> non-advanced users. It covers some kind of likely evolution for a LilyPond user who wants to get more involved in the program</text:span><text:span text:style-name="T4">'s</text:span><text:span text:style-name="T1"> </text:span><text:span text:style-name="T2">development.</text:span><text:span text:style-name="T1"> If you like a more comprehensive account of the </text:span><text:span text:style-name="T2">possibilities</text:span><text:span text:style-name="T1"> please see the </text:span><text:span text:style-name="T2">help-files.</text:span><text:span text:style-name="T1"> </text:span></text:p>
      <text:h text:style-name="Heading_20_2" text:outline-level="2"><text:span text:style-name="T1">Requirements</text:span></text:h>
      <text:p text:style-name="P10"><text:span text:style-name="T1">OS: </text:span><text:span text:style-name="T5">[</text:span><text:span text:style-name="T1">?</text:span><text:span text:style-name="T5">]</text:span></text:p>
      <text:p text:style-name="P13"><text:span text:style-name="T8">Programs: git</text:span></text:p>
      <text:p text:style-name="P11"><text:span text:style-name="T3">Personal: Ability to run commands from terminal. If you aren't familiar with this please see a tutorial on this.</text:span></text:p>
      <text:p text:style-name="P10"><text:span text:style-name="T1">Other: </text:span><text:span text:style-name="T5">[?]</text:span></text:p>
      <text:h text:style-name="P14" text:outline-level="2"><text:span text:style-name="T7">First build </text:span></text:h>
      <text:p text:style-name="P12"><text:span text:style-name="T3">You read about a great new improvement in the development version of LilyPond and can't wait for this to reach a stable version. Or you have some other </text:span><text:span text:style-name="T13">good </text:span><text:span text:style-name="T3">reason for not wanting to work (only) with the stable version. LilyPond is open-source so you have the possibility to download the code and compile it yourself to get the </text:span><text:span text:style-name="T4">latest version. When doing this the Cli-Tools can be a </text:span><text:span text:style-name="T8">great </text:span><text:span text:style-name="T4">help.</text:span></text:p>
      <text:p text:style-name="P12"><text:span text:style-name="T4"/></text:p>
      <text:p text:style-name="P12"><text:span text:style-name="T3"><text:s/></text:span><text:span text:style-name="T4">[download of Cli-To</text:span><text:span text:style-name="T5">o</text:span><text:span text:style-name="T4">ls assumed] </text:span></text:p>
      <text:p text:style-name="P12"><text:span text:style-name="T4">The first thing you want to </text:span><text:span text:style-name="T5">do is to download the source files. The command for this is:</text:span></text:p>
      <text:p text:style-name="Standard"/>
      <text:p text:style-name="First_20_line_20_indent"><text:bookmark text:name="75a49c3dcb5c3a3d096edee7aaa0cce2-e82e5d18e5655a0c287e22bbeb64f30bd7394d33"/>grab-lily-sources.sh</text:p>
      <text:p text:style-name="Standard"/>
      <text:p text:style-name="P3"><text:span text:style-name="T5">Note: If you already downloaded the source files but got stuck in the compilation process you should [??]</text:span></text:p>
      <text:p text:style-name="P3"><text:span text:style-name="T5"/></text:p>
      <text:p text:style-name="P3"><text:span text:style-name="T5">Next you want to compile the current version. You then use this command:</text:span></text:p>
      <text:p text:style-name="P3"><text:span text:style-name="T5"/></text:p>
      <text:p text:style-name="First_20_line_20_indent"><text:span text:style-name="T5">build-lily.sh</text:span></text:p>
      <text:p text:style-name="P3"><text:span text:style-name="T5"/></text:p>
      <text:p text:style-name="P3"><text:span text:style-name="T5">After a while you hopefully get the message that </text:span><text:span text:style-name="T7">the program was successfully built. You now have the latest version on your computer.</text:span></text:p>
      <text:p text:style-name="P3"><text:span text:style-name="T7"/></text:p>
      <text:p text:style-name="P4"><text:span text:style-name="T7">But it is not installed so to run it you would have to find:</text:span></text:p>
      <text:p text:style-name="P4"><text:span text:style-name="T7"/></text:p>
      <text:p text:style-name="First_20_line_20_indent"><text:span text:style-name="T7">/lilypond-builds/current/out/bin/lilypond</text:span></text:p>
      <text:p text:style-name="P4"><text:span text:style-name="T7"/></text:p>
      <text:p text:style-name="P4"><text:span text:style-name="T7">and run that directly. </text:span></text:p>
      <text:p text:style-name="P4"><text:span text:style-name="T7"/></text:p>
      <text:p text:style-name="P4"><text:span text:style-name="T7">If you like to install it you should do:</text:span></text:p>
      <text:p text:style-name="P4"><text:soft-page-break/><text:span text:style-name="T7"/></text:p>
      <text:p text:style-name="First_20_line_20_indent"><text:span text:style-name="T14">(sudo) </text:span><text:span text:style-name="T7">make install</text:span></text:p>
      <text:p text:style-name="P4"><text:span text:style-name="T7"/></text:p>
      <text:p text:style-name="P4"><text:span text:style-name="T7">from /lilypond-builds/current/ [??]</text:span></text:p>
      <text:p text:style-name="P4"><text:span text:style-name="T7"/></text:p>
      <text:p text:style-name="P9"><text:span text:style-name="T13">Warning, if you already have a previous version of Lilypond that will now be uninstalled. Maybe a preferable solution would be to have the latest stable version installed and work with development versions from respective out/bin as described. </text:span></text:p>
      <text:p text:style-name="P4"><text:span text:style-name="T7"/></text:p>
      <text:h text:style-name="Heading_20_2" text:outline-level="2"><text:span text:style-name="T7">Get a new version</text:span></text:h>
      <text:p text:style-name="P5"><text:span text:style-name="T8">Time flies and soon your build isn't so current anymore. You need again to download the latest changes. But you shouldn't start over the process from above. Instead you run this command:</text:span></text:p>
      <text:p text:style-name="P5"><text:span text:style-name="T8"/></text:p>
      <text:p text:style-name="First_20_line_20_indent"><text:span text:style-name="T8">pull-all.sh</text:span></text:p>
      <text:p text:style-name="P5"><text:span text:style-name="T8"/></text:p>
      <text:p text:style-name="P5"><text:span text:style-name="T8">Your files are updated and you can again run:</text:span></text:p>
      <text:p text:style-name="P5"><text:span text:style-name="T8"/></text:p>
      <text:p text:style-name="First_20_line_20_indent"><text:span text:style-name="T5">build-lily.sh</text:span></text:p>
      <text:p text:style-name="P5"><text:span text:style-name="T5"/></text:p>
      <text:p text:style-name="P5"><text:span text:style-name="T8">If you like the current version installed you also have to re-install.</text:span></text:p>
      <text:p text:style-name="P5"><text:span text:style-name="T8"/></text:p>
      <text:h text:style-name="Heading_20_2" text:outline-level="2"><text:span text:style-name="T8">Get a specific branch</text:span></text:h>
      <text:p text:style-name="Standard"><text:span text:style-name="T9">You read about a special branch in the development and want to try this out instead or as a complement to current version which you have. This branch can't be reached with the method described above, but there </text:span><text:span text:style-name="T13">are</text:span><text:span text:style-name="T9"> way</text:span><text:span text:style-name="T13">s</text:span><text:span text:style-name="T9"> to get there. What you need to find out is </text:span>the commit ID, branch name or a tag name <text:span text:style-name="T9">of the particular development you want to investigate or use. Lets say that what you want is called </text:span><text:span text:style-name="T15">branchX</text:span><text:span text:style-name="T9">, then you use this command:</text:span></text:p>
      <text:p text:style-name="Standard"><text:span text:style-name="T9"/></text:p>
      <text:p text:style-name="First_20_line_20_indent"><text:span text:style-name="T9">build-lily.sh -c branchX</text:span></text:p>
      <text:p text:style-name="P6"><text:span text:style-name="T9"/></text:p>
      <text:p text:style-name="P6"><text:span text:style-name="T9">You can now see that </text:span><text:span text:style-name="T7">/lilypond-builds/ </text:span><text:span text:style-name="T9">except from current also have the directory branchX. To use both these versions in parallel you could run:</text:span></text:p>
      <text:p text:style-name="P6"><text:span text:style-name="T9"/></text:p>
      <text:p text:style-name="First_20_line_20_indent"><text:span text:style-name="T7">/lilypond-builds/current/out/bin/lilypond</text:span></text:p>
      <text:p text:style-name="P6"><text:span text:style-name="T7"/></text:p>
      <text:p text:style-name="P6"><text:span text:style-name="T9">and</text:span></text:p>
      <text:p text:style-name="P6"><text:span text:style-name="T9"/></text:p>
      <text:p text:style-name="First_20_line_20_indent"><text:span text:style-name="T7">/lilypond-builds/</text:span><text:span text:style-name="T9">branchX</text:span><text:span text:style-name="T7">/out/bin/lilypond</text:span><text:span text:style-name="T9"> </text:span></text:p>
      <text:p text:style-name="P6"><text:span text:style-name="T9"/></text:p>
      <text:p text:style-name="P6"><text:span text:style-name="T9">respectively.</text:span></text:p>
      <text:p text:style-name="P6"><text:span text:style-name="T9"/></text:p>
      <text:p text:style-name="P6"><text:span text:style-name="T9">But let's say you don't </text:span><text:span text:style-name="T10">want to</text:span><text:span text:style-name="T9"> complicate things with two development versions. You like branchX and you want to follow this for a while, </text:span><text:span text:style-name="T13">later</text:span><text:span text:style-name="T9"> perhaps you want to go back to the </text:span><text:span text:style-name="T10">main branch. Then you can </text:span><text:soft-page-break/><text:span text:style-name="T10">build it with this command instead:</text:span></text:p>
      <text:p text:style-name="P6"><text:span text:style-name="T10"/></text:p>
      <text:p text:style-name="First_20_line_20_indent"><text:span text:style-name="T9">build-lily.sh -c branchX </text:span><text:span text:style-name="T10">-d current</text:span></text:p>
      <text:p text:style-name="P7"><text:span text:style-name="T10"/></text:p>
      <text:h text:style-name="Heading_20_2" text:outline-level="2"><text:span text:style-name="T10">Get into the source</text:span></text:h>
      <text:p text:style-name="P7"><text:span text:style-name="T10">You read about a novelty in the LilyPond development but it's not (yet) in the main branch, some subsidiary branch or even committed. You only got the changed files or </text:span><text:span text:style-name="T13">a</text:span><text:span text:style-name="T10"> patch </text:span><text:span text:style-name="T13">with the differences.</text:span><text:span text:style-name="T10"> We now need to turn our attention from the build folder to the directory called </text:span></text:p>
      <text:p text:style-name="P7"><text:span text:style-name="T10"/></text:p>
      <text:p text:style-name="First_20_line_20_indent"><text:span text:style-name="T10">/lilypond-sources</text:span></text:p>
      <text:p text:style-name="P7"><text:span text:style-name="T10"/></text:p>
      <text:p text:style-name="P7"><text:span text:style-name="T10">If you have the changed files. Look for them in this folder and replace them.</text:span></text:p>
      <text:p text:style-name="P7"><text:span text:style-name="T10"/></text:p>
      <text:p text:style-name="P7"><text:span text:style-name="T10">If you have the patch, let's say that is called </text:span><text:span text:style-name="T16">patchX</text:span><text:span text:style-name="T10">. You can run the patch command to change the files:</text:span></text:p>
      <text:p text:style-name="P7"><text:span text:style-name="T10"/></text:p>
      <text:p text:style-name="Hanging_20_indent"><text:span text:style-name="T10">patch patchX</text:span></text:p>
      <text:p text:style-name="Hanging_20_indent"><text:span text:style-name="T10">(Usage: patch [OPTION]... [ORIGFILE [PATCHFILE]])</text:span></text:p>
      <text:p text:style-name="P7"><text:span text:style-name="T10"/></text:p>
      <text:p text:style-name="P7"><text:span text:style-name="T10">You may have to be in the right directory to make this work. Hopefully you get it right.</text:span></text:p>
      <text:p text:style-name="P7"><text:span text:style-name="T10"/></text:p>
      <text:p text:style-name="P7"><text:span text:style-name="T10">We are now ready to build the source with the changes you just made to the source files. You could run</text:span></text:p>
      <text:p text:style-name="P6"><text:span text:style-name="T9"/></text:p>
      <text:p text:style-name="First_20_line_20_indent"><text:span text:style-name="T9">build-lily.sh</text:span></text:p>
      <text:p text:style-name="P7"><text:span text:style-name="T9"/></text:p>
      <text:p text:style-name="P7"><text:span text:style-name="T10">and the changes will be made in the current build. But let's say you want to have them in a different build this time. You could again use the -d option:</text:span></text:p>
      <text:p text:style-name="P7"><text:span text:style-name="T10"/></text:p>
      <text:p text:style-name="First_20_line_20_indent"><text:span text:style-name="T9">build-lily.sh </text:span><text:span text:style-name="T10">-d patchX</text:span></text:p>
      <text:p text:style-name="P7"><text:span text:style-name="T10"/></text:p>
      <text:h text:style-name="Heading_20_2" text:outline-level="2"><text:span text:style-name="T10">Basic Troubleshooting</text:span></text:h>
      <text:p text:style-name="Standard"><text:span text:style-name="T11">If the building process at some point doesn't work out you could try to use the </text:span><text:span text:style-name="T12">-</text:span>s option. <text:span text:style-name="T11">It </text:span>means to build from scratch, i.e. delete previous build results from target directory before compiling again:</text:p>
      <text:p text:style-name="Standard"/>
      <text:p text:style-name="First_20_line_20_indent"><text:span text:style-name="T9">build-lily.sh </text:span><text:span text:style-name="T10">-</text:span><text:span text:style-name="T11">s</text:span></text:p>
      <text:p text:style-name="Standard"/>
      <text:p text:style-name="P8"><text:span text:style-name="T11"/></text:p>
      <text:p text:style-name="P2"><text:span text:style-name="T6"/></text:p>
      <text:p text:style-name="P2"><text:span text:style-name="T6"/></text:p>
      <text:p text:style-name="P12"><text:span text:style-name="T5"/></text:p>
      <text:p text:style-name="P12"><text:span text:style-name="T4"/></text:p>
      <text:p text:style-name="P11"><text:span text:style-name="T3"/></text:p>
      <text:p text:style-name="P11"><text:soft-page-break/><text:span text:style-name="T3"/></text:p>
      <text:p text:style-name="P11"><text:span text:style-name="T3"/></text:p>
      <text:p text:style-name="P11"><text:span text:style-name="T3"/></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 svg:font-family="Consolas, 'Liberation Mono', Courier, monospace"/>
    <style:font-face style:name="Helvetica" svg:font-family="Helvetica, arial, freesans, clean, sans-serif"/>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eta:initial-creator>
    <meta:creation-date>2013-09-29T11:18:51</meta:creation-date>
    <dc:date>2013-09-29T13:51:46</dc:date>
    <dc:creator>Peter </dc:creator>
    <meta:editing-duration>PT2H17M45S</meta:editing-duration>
    <meta:editing-cycles>5</meta:editing-cycles>
    <meta:generator>LibreOffice/4.0.2.2$Linux_x86 LibreOffice_project/400m0$Build-2</meta:generator>
    <meta:document-statistic meta:table-count="0" meta:image-count="0" meta:object-count="0" meta:page-count="4" meta:paragraph-count="54" meta:word-count="759" meta:character-count="4441" meta:non-whitespace-character-count="3728"/>
  </office:meta>
</office:document-meta>
</file>